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pFromMessage.setLastModified( File local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pFromMessage.parseAndCreateDirectory( String serverResponse , File local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pFromMessage.ScpFromMessage( boolean verbose , Session session , String aRemoteFile , File aLocalFile , boolean recur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FromMessage.ScpFromMessage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FromMessage.ScpFromMessage( Session session , String aRemoteFile , File aLocalFile , boolean recur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FromMessage.ScpFromMessage( boolean verbose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FromMessage.parseAndFetchFile( String serverResponse , File localFile , OutputStream out , 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pFromMessage.remoteDir( String remote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pFromMessage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cpFromMessage.ScpFromMessage( boolean verbose , Session session , String aRemoteFile , File aLocalFile , boolean recursive , boolean preserve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pFromMessage.getPreserve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FromMessage.startRemoteCpProtocol( InputStream in , OutputStream out , File localFil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cpFromMessage.fetchFile( File localFile , long filesize , OutputStream out , InputStream i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